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9C7EF31.png"/>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rown-title" style:list-style-name="L3">
      <style:graphic-properties draw:fill-color="#ffffff" draw:auto-grow-height="true" fo:min-height="3.507cm"/>
    </style:style>
    <style:style style:name="pr2" style:family="presentation" style:parent-style-name="lyt-brown-subtitle">
      <style:graphic-properties draw:fill-color="#ffffff" draw:auto-grow-height="true" fo:min-height="13.86cm"/>
    </style:style>
    <style:style style:name="pr3" style:family="presentation" style:parent-style-name="lyt-brown-notes">
      <style:graphic-properties draw:fill-color="#ffffff" draw:auto-grow-height="true" fo:min-height="13.365cm"/>
    </style:style>
    <style:style style:name="pr4" style:family="presentation" style:parent-style-name="lyt-brown-title" style:list-style-name="L3">
      <style:graphic-properties draw:fill-color="#ffffff" draw:auto-grow-height="true" fo:min-height="3.507cm"/>
    </style:style>
    <style:style style:name="pr5" style:family="presentation" style:parent-style-name="lyt-brown-outline1">
      <style:graphic-properties draw:fill-color="#ffffff" draw:auto-grow-height="true" fo:min-height="13.231cm"/>
    </style:style>
    <style:style style:name="pr6" style:family="presentation" style:parent-style-name="lyt-brown-title" style:list-style-name="L3">
      <style:graphic-properties draw:fill-color="#ffffff" draw:auto-grow-height="true" fo:min-height="3.507cm"/>
    </style:style>
    <style:style style:name="pr7" style:family="presentation" style:parent-style-name="lyt-brown-outline1">
      <style:graphic-properties draw:fill-color="#ffffff" fo:min-height="13.231cm"/>
    </style:style>
    <style:style style:name="pr8" style:family="presentation" style:parent-style-name="lyt-brown-title" style:list-style-name="L3">
      <style:graphic-properties draw:fill-color="#ffffff" draw:auto-grow-height="true" fo:min-height="3.507cm"/>
    </style:style>
    <style:style style:name="pr9" style:family="presentation" style:parent-style-name="lyt-brown-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draw:frame presentation:style-name="pr1" draw:text-style-name="P1" draw:layer="layout" svg:width="25.199cm" svg:height="3.507cm" svg:x="1.4cm" svg:y="0.837cm" presentation:class="title" presentation:user-transformed="true">
          <draw:text-box>
            <text:p>Super EastGate</text:p>
          </draw:text-box>
        </draw:frame>
        <draw:frame presentation:style-name="pr2" draw:text-style-name="P2" draw:layer="layout" svg:width="25.199cm" svg:height="13.86cm" svg:x="1.4cm" svg:y="4.914cm" presentation:class="subtitle" presentation:user-transformed="true">
          <draw:text-box>
            <text:p>Rhinodog Studios</text:p>
            <text:p>Mike LoVerme</text:p>
            <text:p>Ryan Fleming</text:p>
            <text:p>Antonio Guarino</text:p>
            <text:p>Jon Caro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rown" presentation:presentation-page-layout-name="AL2T1">
        <draw:frame presentation:style-name="pr4" draw:text-style-name="P1" draw:layer="layout" svg:width="25.199cm" svg:height="3.507cm" svg:x="1.4cm" svg:y="0.837cm" presentation:class="title">
          <draw:text-box draw:corner-radius="0.003cm">
            <text:p text:style-name="P1">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Our goal is to a create a 2D side scroller game much like the older Super Mario Brothers</text:p>
              </text:list-item>
              <text:list-item>
                <text:p text:style-name="P3">Be able to create it with a handful of levels by the end of the semester</text:p>
              </text:list-item>
              <text:list-item>
                <text:p text:style-name="P3">Be able to have custom textures that can be interchanged </text:p>
              </text:list-item>
              <text:list-item>
                <text:p text:style-name="P3">Be able to have custom sounds that can be interchanged</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brown" presentation:presentation-page-layout-name="AL2T1">
        <draw:frame presentation:style-name="pr6" draw:text-style-name="P1" draw:layer="layout" svg:width="25.199cm" svg:height="3.507cm" svg:x="1.4cm" svg:y="0.837cm" presentation:class="title">
          <draw:text-box draw:corner-radius="0.032cm">
            <text:p text:style-name="P1">Learning involved</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Use OpenGL</text:p>
              </text:list-item>
              <text:list-item>
                <text:p text:style-name="P5">Use OpenAL</text:p>
              </text:list-item>
              <text:list-item>
                <text:p text:style-name="P5">Work in a group environment</text:p>
              </text:list-item>
              <text:list-item>
                <text:p text:style-name="P5">Keep everyone and everything on task to create a fantastic product</text:p>
              </text:list-item>
              <text:list-item>
                <text:p text:style-name="P5">Quick learning and adaptin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brown" presentation:presentation-page-layout-name="AL2T1">
        <draw:frame presentation:style-name="pr8" draw:text-style-name="P1" draw:layer="layout" svg:width="25.199cm" svg:height="3.507cm" svg:x="1.4cm" svg:y="0.837cm" presentation:class="title">
          <draw:text-box>
            <text:p text:style-name="P1">Strengths and Advantage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Strong team skills</text:p>
              </text:list-item>
              <text:list-item>
                <text:p text:style-name="P5">Motivation</text:p>
              </text:list-item>
              <text:list-item>
                <text:p text:style-name="P5">Powerful computers</text:p>
              </text:list-item>
              <text:list-item>
                <text:p text:style-name="P5">Abundance of examples online</text:p>
                <text:list>
                  <text:list-item>
                    <text:p text:style-name="P7">OpenGL</text:p>
                    <text:list>
                      <text:list-item>
                        <text:p text:style-name="P7">Nehe, redbook, etc.</text:p>
                      </text:list-item>
                    </text:list>
                  </text:list-item>
                  <text:list-item>
                    <text:p text:style-name="P7">OpenAL</text:p>
                  </text:list-item>
                </text:list>
              </text:list-item>
              <text:list-item>
                <text:p text:style-name="P5">Strong understanding of 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rown" presentation:presentation-page-layout-name="AL2T1">
        <draw:frame presentation:style-name="pr9" draw:text-style-name="P1" draw:layer="layout" svg:width="25.199cm" svg:height="3.507cm" svg:x="1.4cm" svg:y="0.837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Keep on track with the project milestones</text:p>
              </text:list-item>
              <text:list-item>
                <text:p text:style-name="P5">Get the world structure down</text:p>
              </text:list-item>
              <text:list-item>
                <text:p text:style-name="P5">Get collision detection down </text:p>
              </text:list-item>
              <text:list-item>
                <text:p text:style-name="P5">Get multiple audio tracks playing at once</text:p>
              </text:list-item>
              <text:list-item>
                <text:p text:style-name="P5">Get textures created</text:p>
              </text:list-item>
              <text:list-item>
                <text:p text:style-name="P5">Get AI logic in plac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Introducing a New Product</dc:title>
    <dc:description>General introduction of a new product taking customer wishes into account</dc:description>
    <meta:creation-date>2010-01-31T18:57:34.64</meta:creation-date>
    <dc:language>en-US</dc:language>
    <meta:editing-cycles>3</meta:editing-cycles>
    <meta:editing-duration>PT00H16M47S</meta:editing-duration>
    <dc:date>2010-01-31T19:13:59.68</dc:date>
    <meta:document-statistic meta:object-count="40"/>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